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UÑEZ TARAZONA NEI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701712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024687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NUÑEZ TARAZONA NEI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01712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02468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JAQUE TARAZONA DANTON LU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3575009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SuperAdmin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3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1.65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6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11/2021</text:p>
          </table:table-cell>
          <table:table-cell table:style-name="Tabla2.A3" office:value-type="string">
            <text:p text:style-name="P22">1005442</text:p>
          </table:table-cell>
          <table:table-cell table:style-name="Tabla2.D3" office:value-type="string">
            <text:p text:style-name="P23">9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0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18:01:2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